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3.203cm"/>
    </style:style>
    <style:style style:name="Table1.D" style:family="table-column">
      <style:table-column-properties style:column-width="2.796cm"/>
    </style:style>
    <style:style style:name="Table1.E" style:family="table-column">
      <style:table-column-properties style:column-width="2.35cm"/>
    </style:style>
    <style:style style:name="Table1.F" style:family="table-column">
      <style:table-column-properties style:column-width="3.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8e96b" officeooo:paragraph-rsid="0038e96b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c4b73" officeooo:paragraph-rsid="003c4b73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638cb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c3efd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4468" officeooo:paragraph-rsid="00464468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84947" officeooo:paragraph-rsid="00484947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3efd" officeooo:paragraph-rsid="004c3efd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ad0a9" officeooo:paragraph-rsid="004c3efd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b7cf" officeooo:paragraph-rsid="004cb7cf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0ac9b" officeooo:paragraph-rsid="0050ac9b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74e3" officeooo:paragraph-rsid="005374e3" style:font-weight-asian="normal" style:font-weight-complex="normal"/>
    </style:style>
    <style:style style:name="P21" style:family="paragraph" style:parent-style-name="Standard">
      <style:text-properties officeooo:rsid="001f5a75" officeooo:paragraph-rsid="001f5a75"/>
    </style:style>
    <style:style style:name="P22" style:family="paragraph" style:parent-style-name="Standard">
      <style:text-properties style:font-name="Liberation Serif"/>
    </style:style>
    <style:style style:name="P23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b73" officeooo:paragraph-rsid="003c4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600" officeooo:paragraph-rsid="003e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742" officeooo:paragraph-rsid="00401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ca" officeooo:paragraph-rsid="00421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3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3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0775" officeooo:paragraph-rsid="00440775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74e3" officeooo:paragraph-rsid="005374e3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c2de" officeooo:paragraph-rsid="005374e3" style:font-weight-asian="normal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51238" officeooo:paragraph-rsid="00551238" style:font-weight-asian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6c731" officeooo:paragraph-rsid="0056c731" style:font-weight-asian="normal" style:font-weight-complex="normal"/>
    </style:style>
    <style:style style:name="P3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bold" officeooo:rsid="001fea37" officeooo:paragraph-rsid="0028f2f1" style:font-style-asian="italic" style:font-weight-asian="bold" style:font-style-complex="italic" style:font-weight-complex="bold"/>
    </style:style>
    <style:style style:name="P4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normal" officeooo:rsid="0028f2f1" officeooo:paragraph-rsid="0028f2f1" style:font-style-asian="italic" style:font-weight-asian="normal" style:font-style-complex="italic" style:font-weight-complex="normal"/>
    </style:style>
    <style:style style:name="T1" style:family="text">
      <style:text-properties officeooo:rsid="0038e96b"/>
    </style:style>
    <style:style style:name="T2" style:family="text">
      <style:text-properties fo:font-weight="normal" officeooo:rsid="0038e96b" style:font-weight-asian="normal" style:font-weight-complex="normal"/>
    </style:style>
    <style:style style:name="T3" style:family="text">
      <style:text-properties officeooo:rsid="003a8b92"/>
    </style:style>
    <style:style style:name="T4" style:family="text">
      <style:text-properties officeooo:rsid="003be7a2"/>
    </style:style>
    <style:style style:name="T5" style:family="text">
      <style:text-properties officeooo:rsid="004c3efd"/>
    </style:style>
    <style:style style:name="T6" style:family="text">
      <style:text-properties officeooo:rsid="0050ac9b"/>
    </style:style>
    <style:style style:name="T7" style:family="text">
      <style:text-properties officeooo:rsid="005374e3"/>
    </style:style>
    <style:style style:name="T8" style:family="text">
      <style:text-properties officeooo:rsid="0053c2de"/>
    </style:style>
    <style:style style:name="T9" style:family="text">
      <style:text-properties officeooo:rsid="0056c731"/>
    </style:style>
    <style:style style:name="T10" style:family="text">
      <style:text-properties fo:color="#5a3696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color="#faa700" style:text-underline-style="solid" style:text-underline-width="auto" style:text-underline-color="font-color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isplays</text:p>
      <text:p text:style-name="P21"/>
      <text:list xml:id="list168319456" text:style-name="L1">
        <text:list-header>
          <text:p text:style-name="P31"><text:span text:style-name="T2">36 pin display requires excessive board space and is not viable</text:span><text:span text:style-name="T1">.</text:span></text:p>
        </text:list-header>
      </text:list>
      <text:p text:style-name="P8">Use two 12 pin devices, each with its own ATtiny861 driver<text:span text:style-name="T4">s each</text:span> containing 16 IO pins.</text:p>
      <text:p text:style-name="P8">Slave device: <text:s/>1 reset pin, 2 for the I2C and 1 spare: drives chars 7 to 4</text:p>
      <text:p text:style-name="P8">Master device: 1 reset pin, 2 for the I2C and 1 for the brightness control: drives <text:span text:style-name="T3">chars 3 to 0</text:span></text:p>
      <text:p text:style-name="P8">Brightness control: <text:s/>Double click to increase it, single click to reduce it.</text:p>
      <text:p text:style-name="P8">Control: </text:p>
      <text:p text:style-name="P8"><text:tab/>Master </text:p>
      <text:p text:style-name="P8"><text:tab/><text:tab/>Communicates with UNO to get number in long or double format.</text:p>
      <text:p text:style-name="P8"><text:tab/><text:tab/>Converts the number into characters</text:p>
      <text:p text:style-name="P8"><text:tab/><text:tab/><text:span text:style-name="T3">Illuminates char 7 and sends char 3 to slave</text:span></text:p>
      <text:p text:style-name="P8"><text:tab/><text:tab/><text:span text:style-name="T3">Moves on to chars 6 and 2 etc.</text:span></text:p>
      <text:p text:style-name="P8"><text:tab/><text:span text:style-name="T3">Slave:</text:span></text:p>
      <text:p text:style-name="P8"><text:tab/><text:tab/><text:span text:style-name="T3">Receives digit plus brightness</text:span></text:p>
      <text:p text:style-name="P8"><text:tab/><text:tab/><text:span text:style-name="T3">Illuminates digits starting with 3 then 2 etc.</text:span></text:p>
      <text:p text:style-name="P8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28">Master I2C MSB DO: Brightness control</text:p>
          </table:table-cell>
          <table:covered-table-cell/>
          <table:covered-table-cell/>
          <table:table-cell table:style-name="Table1.D1" table:number-columns-spanned="3" office:value-type="string">
            <text:p text:style-name="P28">LSB I2C slave DO: un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5">Dig 1 MSB</text:p>
          </table:table-cell>
          <table:table-cell table:style-name="Table1.A2" office:value-type="string">
            <text:p text:style-name="P25">B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5">Dig 1</text:p>
          </table:table-cell>
          <table:table-cell table:style-name="Table1.A2" office:value-type="string">
            <text:p text:style-name="P25">B5</text:p>
          </table:table-cell>
          <table:table-cell table:style-name="Table1.F2" office:value-type="string">
            <text:p text:style-name="P28">8</text:p>
          </table:table-cell>
        </table:table-row>
        <table:table-row>
          <table:table-cell table:style-name="Table1.A2" office:value-type="string">
            <text:p text:style-name="P25">Dig 2</text:p>
          </table:table-cell>
          <table:table-cell table:style-name="Table1.A2" office:value-type="string">
            <text:p text:style-name="P25">A5</text:p>
          </table:table-cell>
          <table:table-cell table:style-name="Table1.A2" office:value-type="string">
            <text:p text:style-name="P26">13</text:p>
          </table:table-cell>
          <table:table-cell table:style-name="Table1.A2" office:value-type="string">
            <text:p text:style-name="P25">Dig 2</text:p>
          </table:table-cell>
          <table:table-cell table:style-name="Table1.A2" office:value-type="string">
            <text:p text:style-name="P25">B2</text:p>
          </table:table-cell>
          <table:table-cell table:style-name="Table1.F2" office:value-type="string">
            <text:p text:style-name="P28">3</text:p>
          </table:table-cell>
        </table:table-row>
        <table:table-row>
          <table:table-cell table:style-name="Table1.A2" office:value-type="string">
            <text:p text:style-name="P25">Dig 3</text:p>
          </table:table-cell>
          <table:table-cell table:style-name="Table1.A2" office:value-type="string">
            <text:p text:style-name="P25">A6</text:p>
          </table:table-cell>
          <table:table-cell table:style-name="Table1.A2" office:value-type="string">
            <text:p text:style-name="P26">12</text:p>
          </table:table-cell>
          <table:table-cell table:style-name="Table1.A2" office:value-type="string">
            <text:p text:style-name="P25">Dig 3</text:p>
          </table:table-cell>
          <table:table-cell table:style-name="Table1.A2" office:value-type="string">
            <text:p text:style-name="P25">B1</text:p>
          </table:table-cell>
          <table:table-cell table:style-name="Table1.F2" office:value-type="string">
            <text:p text:style-name="P28">2</text:p>
          </table:table-cell>
        </table:table-row>
        <table:table-row>
          <table:table-cell table:style-name="Table1.A2" office:value-type="string">
            <text:p text:style-name="P25">Dig 4</text:p>
          </table:table-cell>
          <table:table-cell table:style-name="Table1.A2" office:value-type="string">
            <text:p text:style-name="P25">B6</text:p>
          </table:table-cell>
          <table:table-cell table:style-name="Table1.A2" office:value-type="string">
            <text:p text:style-name="P26">9</text:p>
          </table:table-cell>
          <table:table-cell table:style-name="Table1.A2" office:value-type="string">
            <text:p text:style-name="P25">Dig 4 LSB</text:p>
          </table:table-cell>
          <table:table-cell table:style-name="Table1.A2" office:value-type="string">
            <text:p text:style-name="P25">B6</text:p>
          </table:table-cell>
          <table:table-cell table:style-name="Table1.F2" office:value-type="string">
            <text:p text:style-name="P28">9</text:p>
          </table:table-cell>
        </table:table-row>
        <table:table-row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A3</text:p>
          </table:table-cell>
          <table:table-cell table:style-name="Table1.A2" office:value-type="string">
            <text:p text:style-name="P26">17</text:p>
          </table:table-cell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B4</text:p>
          </table:table-cell>
          <table:table-cell table:style-name="Table1.F2" office:value-type="string">
            <text:p text:style-name="P28">7</text:p>
          </table:table-cell>
        </table:table-row>
        <table:table-row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25">A7</text:p>
          </table:table-cell>
          <table:table-cell table:style-name="Table1.A2" office:value-type="string">
            <text:p text:style-name="P26">11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25">B0</text:p>
          </table:table-cell>
          <table:table-cell table:style-name="Table1.F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25">c</text:p>
          </table:table-cell>
          <table:table-cell table:style-name="Table1.A2" office:value-type="string">
            <text:p text:style-name="P25">B4</text:p>
          </table:table-cell>
          <table:table-cell table:style-name="Table1.A2" office:value-type="string">
            <text:p text:style-name="P26">7</text:p>
          </table:table-cell>
          <table:table-cell table:style-name="Table1.A2" office:value-type="string">
            <text:p text:style-name="P25">c</text:p>
          </table:table-cell>
          <table:table-cell table:style-name="Table1.A2" office:value-type="string">
            <text:p text:style-name="P25">A6</text:p>
          </table:table-cell>
          <table:table-cell table:style-name="Table1.F2" office:value-type="string">
            <text:p text:style-name="P28">12</text:p>
          </table:table-cell>
        </table:table-row>
        <table:table-row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B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A4</text:p>
          </table:table-cell>
          <table:table-cell table:style-name="Table1.F2" office:value-type="string">
            <text:p text:style-name="P28">14</text:p>
          </table:table-cell>
        </table:table-row>
        <table:table-row>
          <table:table-cell table:style-name="Table1.A2" office:value-type="string">
            <text:p text:style-name="P25">e</text:p>
          </table:table-cell>
          <table:table-cell table:style-name="Table1.A2" office:value-type="string">
            <text:p text:style-name="P25">B1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5">e</text:p>
          </table:table-cell>
          <table:table-cell table:style-name="Table1.A2" office:value-type="string">
            <text:p text:style-name="P25">A3</text:p>
          </table:table-cell>
          <table:table-cell table:style-name="Table1.F2" office:value-type="string">
            <text:p text:style-name="P28">17</text:p>
          </table:table-cell>
        </table:table-row>
        <table:table-row>
          <table:table-cell table:style-name="Table1.A2" office:value-type="string">
            <text:p text:style-name="P25">f</text:p>
          </table:table-cell>
          <table:table-cell table:style-name="Table1.A2" office:value-type="string">
            <text:p text:style-name="P25">A4</text:p>
          </table:table-cell>
          <table:table-cell table:style-name="Table1.A2" office:value-type="string">
            <text:p text:style-name="P26">14</text:p>
          </table:table-cell>
          <table:table-cell table:style-name="Table1.A2" office:value-type="string">
            <text:p text:style-name="P25">f</text:p>
          </table:table-cell>
          <table:table-cell table:style-name="Table1.A2" office:value-type="string">
            <text:p text:style-name="P25">B3</text:p>
          </table:table-cell>
          <table:table-cell table:style-name="Table1.F2" office:value-type="string">
            <text:p text:style-name="P28">4</text:p>
          </table:table-cell>
        </table:table-row>
        <table:table-row>
          <table:table-cell table:style-name="Table1.A2" office:value-type="string">
            <text:p text:style-name="P25">g</text:p>
          </table:table-cell>
          <table:table-cell table:style-name="Table1.A2" office:value-type="string">
            <text:p text:style-name="P25">B5</text:p>
          </table:table-cell>
          <table:table-cell table:style-name="Table1.A2" office:value-type="string">
            <text:p text:style-name="P26">8</text:p>
          </table:table-cell>
          <table:table-cell table:style-name="Table1.A2" office:value-type="string">
            <text:p text:style-name="P25">g</text:p>
          </table:table-cell>
          <table:table-cell table:style-name="Table1.A2" office:value-type="string">
            <text:p text:style-name="P25">A7</text:p>
          </table:table-cell>
          <table:table-cell table:style-name="Table1.F2" office:value-type="string">
            <text:p text:style-name="P28">11</text:p>
          </table:table-cell>
        </table:table-row>
        <table:table-row>
          <table:table-cell table:style-name="Table1.A2" office:value-type="string">
            <text:p text:style-name="P25">DP</text:p>
          </table:table-cell>
          <table:table-cell table:style-name="Table1.A2" office:value-type="string">
            <text:p text:style-name="P25">B3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5">DP</text:p>
          </table:table-cell>
          <table:table-cell table:style-name="Table1.A2" office:value-type="string">
            <text:p text:style-name="P25">A5</text:p>
          </table:table-cell>
          <table:table-cell table:style-name="Table1.F2" office:value-type="string">
            <text:p text:style-name="P28">13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6">Reset</text:p>
          </table:table-cell>
          <table:table-cell table:style-name="Table1.A2" office:value-type="string">
            <text:p text:style-name="P26">B7</text:p>
          </table:table-cell>
          <table:table-cell table:style-name="Table1.A2" office:value-type="string">
            <text:p text:style-name="P26">10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6">DI <text:s/>(SDA)</text:p>
          </table:table-cell>
          <table:table-cell table:style-name="Table1.A2" office:value-type="string">
            <text:p text:style-name="P26">A0</text:p>
          </table:table-cell>
          <table:table-cell table:style-name="Table1.A2" office:value-type="string">
            <text:p text:style-name="P26">20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6">USCK (SCL)</text:p>
          </table:table-cell>
          <table:table-cell table:style-name="Table1.A2" office:value-type="string">
            <text:p text:style-name="P27">A2</text:p>
          </table:table-cell>
          <table:table-cell table:style-name="Table1.A2" office:value-type="string">
            <text:p text:style-name="P27">18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6">DO</text:p>
          </table:table-cell>
          <table:table-cell table:style-name="Table1.A2" office:value-type="string">
            <text:p text:style-name="P26">A1</text:p>
          </table:table-cell>
          <table:table-cell table:style-name="Table1.A2" office:value-type="string">
            <text:p text:style-name="P26">19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7">+5V</text:p>
          </table:table-cell>
          <table:table-cell table:style-name="Table1.A2" office:value-type="string">
            <text:p text:style-name="P27">5,15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7">0V</text:p>
          </table:table-cell>
          <table:table-cell table:style-name="Table1.A2" office:value-type="string">
            <text:p text:style-name="P27">6, 16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4"/>
          </table:table-cell>
        </table:table-row>
      </table:table>
      <text:p text:style-name="P9"/>
      <text:list xml:id="list154328389966664" text:continue-numbering="true" text:style-name="L1">
        <text:list-header>
          <text:p text:style-name="P32">IC display interconnections: Selected to minimise board space.</text:p>
        </text:list-header>
      </text:list>
      <text:p text:style-name="P10"><text:soft-page-break/>MUX interrupt</text:p>
      <text:p text:style-name="P11">timer_T0_sub_with_interrupt(T0_delay_<text:span text:style-name="T5">4</text:span>ms);} <text:s/><text:tab/></text:p>
      <text:p text:style-name="P15">8MHz Count from 0x7FFF to 0xFFFF <text:s/>(32768)</text:p>
      <text:p text:style-name="P14">takes 4.096mS and gives flicker free operation for a four digit display.</text:p>
      <text:p text:style-name="P14">Refresh rate 61 per second</text:p>
      <text:p text:style-name="P14"/>
      <text:p text:style-name="P19">The USI<text:tab/>This used timer 1 rather than timer 0.</text:p>
      <text:p text:style-name="P14"/>
      <text:p text:style-name="P14"/>
      <text:p text:style-name="P14"/>
      <text:p text:style-name="P16">Current per segment:</text:p>
      <text:p text:style-name="P16"/>
      <text:p text:style-name="P17">220R<text:tab/></text:p>
      <text:p text:style-name="P16">Digit high level: 4.58V</text:p>
      <text:p text:style-name="P16">Resistor drop 2.32V</text:p>
      <text:p text:style-name="P16">Segment driver low level 0.24</text:p>
      <text:p text:style-name="P16">Diode drop 2.02V</text:p>
      <text:p text:style-name="P17">Calculate 10.5mA</text:p>
      <text:p text:style-name="P17"/>
      <text:p text:style-name="P17">110R</text:p>
      <text:p text:style-name="P17">1.94V across resistor</text:p>
      <text:p text:style-name="P17">Current is <text:span text:style-name="T6">17mA gives negligible extra light</text:span></text:p>
      <text:p text:style-name="P17"/>
      <text:p text:style-name="P17"/>
      <text:p text:style-name="P17"><text:span text:style-name="T7">Google search on “</text:span>avr usi application notes”</text:p>
      <text:p text:style-name="P20">and get AVR310: Using the USI module as a TWI master</text:p>
      <text:p text:style-name="P20"><text:span text:style-name="T8">AVR311 or </text:span>AVR312: Using the USI Module as a I2C slave</text:p>
      <text:p text:style-name="P20"/>
      <text:p text:style-name="P36">Master implementation code</text:p>
      <text:p text:style-name="P20"/>
      <text:p text:style-name="P37"><text:span text:style-name="T9">Go to</text:span><text:tab/><text:a xlink:type="simple" xlink:href="http://edge.rit.edu/content/P14254/public/Design/Electronics/Controller/Code/Atmel%20Application%20Notes" text:style-name="Internet_20_link" text:visited-style-name="Visited_20_Internet_20_Link"><text:span text:style-name="T7">http://edge.rit.edu/content/P14254/public/Design/Electronics/Controller/Code/Atmel%20Application%20Notes</text:span></text:a></text:p>
      <text:p text:style-name="P37"/>
      <text:p text:style-name="P38">Click on<text:tab/>I2C<text:tab/>AVR310<text:tab/>GCC<text:tab/>AVR310 Using the USI module as a TWI master</text:p>
      <text:p text:style-name="P38"/>
      <text:p text:style-name="P38">Save the files<text:tab/><text:tab/>USI_TWI_Master.c<text:tab/>USI_TWI_Master.h<text:tab/>main.c</text:p>
      <text:p text:style-name="P38"/>
      <text:p text:style-name="P37"/>
      <text:p text:style-name="P18">10</text:p>
      <text:p text:style-name="P16"/>
      <text:p text:style-name="P13"/>
      <text:p text:style-name="P12"/>
      <text:p text:style-name="P4"/>
      <text:p text:style-name="P4"/>
      <text:p text:style-name="P5"/>
      <text:p text:style-name="P7"/>
      <text:p text:style-name="P6"><text:soft-page-break/></text:p>
      <text:list xml:id="list154327374822559" text:continue-numbering="true" text:style-name="L1">
        <text:list-header>
          <text:p text:style-name="P39"/>
          <text:p text:style-name="P40"/>
        </text:list-header>
      </text:list>
      <text:p text:style-name="P6"/>
      <text:p text:style-name="P6"/>
      <text:p text:style-name="P6"/>
      <text:list xml:id="list154328446641431" text:continue-numbering="true" text:style-name="L1">
        <text:list-header>
          <text:p text:style-name="P33"/>
        </text:list-header>
      </text:list>
      <text:p text:style-name="P6"/>
      <text:p text:style-name="P6"/>
      <text:list xml:id="list154327462838266" text:continue-numbering="true" text:style-name="L1">
        <text:list-header>
          <text:p text:style-name="P33"/>
        </text:list-header>
      </text:list>
      <text:p text:style-name="P3"/>
      <text:p text:style-name="P3"/>
      <text:p text:style-name="P2"/>
      <text:list xml:id="list154328433468562" text:continue-numbering="true" text:style-name="L1">
        <text:list-header>
          <text:p text:style-name="P34"/>
        </text:list-header>
      </text:list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0-11-06T15:43:26.428000000</dc:date>
    <meta:editing-duration>PT8H52M48S</meta:editing-duration>
    <meta:editing-cycles>31</meta:editing-cycles>
    <meta:document-statistic meta:table-count="1" meta:image-count="0" meta:object-count="0" meta:page-count="3" meta:paragraph-count="136" meta:word-count="377" meta:character-count="1873" meta:non-whitespace-character-count="1606"/>
  </office:meta>
</office:document-meta>
</file>